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6/08/2021</text:span></text:p>
      <text:p text:style-name="P9"/>
      <text:p text:style-name="P10">RECIBI CONFORME</text:p>
      <text:p text:style-name="P9"/>
      <text:p text:style-name="P11">CLIENTE: VILLACREZ SAMANEZ RINGO AUGUSTO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VILLACREZ SAMANEZ RINGO AUGUST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5T22:35:0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